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0208in" fo:margin-left="0in" fo:margin-top="0in" fo:margin-bottom="0in" table:align="left"/>
    </style:style>
    <style:style style:name="Table1.A" style:family="table-column">
      <style:table-column-properties style:column-width="2.2493in"/>
    </style:style>
    <style:style style:name="Table1.B" style:family="table-column">
      <style:table-column-properties style:column-width="2.7708in"/>
    </style:style>
    <style:style style:name="Table1.1" style:family="table-row">
      <style:table-row-properties style:min-row-height="0.4792in" fo:keep-together="auto"/>
    </style:style>
    <style:style style:name="Table1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.B1" style:family="table-cell">
      <style:table-cell-properties style:vertical-align="" fo:padding="0.1111in" fo:border="0.5pt solid #000000"/>
    </style:style>
    <style:style style:name="Table1.2" style:family="table-row">
      <style:table-row-properties style:min-row-height="0.4896in" fo:keep-together="auto"/>
    </style:style>
    <style:style style:name="Table2" style:family="table">
      <style:table-properties style:width="6.6924in" fo:margin-left="0in" fo:margin-top="0in" fo:margin-bottom="0in" table:align="left"/>
    </style:style>
    <style:style style:name="Table2.A" style:family="table-column">
      <style:table-column-properties style:column-width="1.0618in"/>
    </style:style>
    <style:style style:name="Table2.B" style:family="table-column">
      <style:table-column-properties style:column-width="2.5104in"/>
    </style:style>
    <style:style style:name="Table2.C" style:family="table-column">
      <style:table-column-properties style:column-width="3.1201in"/>
    </style:style>
    <style:style style:name="Table2.1" style:family="table-row">
      <style:table-row-properties style:min-row-height="0.4792in" fo:keep-together="auto"/>
    </style:style>
    <style:style style:name="Table2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2.B1" style:family="table-cell">
      <style:table-cell-properties style:vertical-align="" fo:padding="0.1111in" fo:border="0.5pt solid #000000"/>
    </style:style>
    <style:style style:name="Table2.2" style:family="table-row">
      <style:table-row-properties style:min-row-height="0.4896in" fo:keep-together="auto"/>
    </style:style>
    <style:style style:name="Table3" style:family="table">
      <style:table-properties style:width="6.8229in" fo:margin-left="0in" fo:margin-top="0in" fo:margin-bottom="0in" table:align="left"/>
    </style:style>
    <style:style style:name="Table3.A" style:family="table-column">
      <style:table-column-properties style:column-width="3.7396in"/>
    </style:style>
    <style:style style:name="Table3.B" style:family="table-column">
      <style:table-column-properties style:column-width="3.0826in"/>
    </style:style>
    <style:style style:name="Table3.1" style:family="table-row">
      <style:table-row-properties style:min-row-height="0.4167in" fo:keep-together="always"/>
    </style:style>
    <style:style style:name="Table3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3.B1" style:family="table-cell">
      <style:table-cell-properties style:vertical-align="" fo:padding="0.1111in" fo:border="0.5pt solid #000000"/>
    </style:style>
    <style:style style:name="Table3.2" style:family="table-row">
      <style:table-row-properties style:min-row-height="0.4896in" fo:keep-together="always"/>
    </style:style>
    <style:style style:name="Table4" style:family="table">
      <style:table-properties style:width="5.3125in" fo:margin-left="0in" fo:margin-top="0in" fo:margin-bottom="0in" table:align="left"/>
    </style:style>
    <style:style style:name="Table4.A" style:family="table-column">
      <style:table-column-properties style:column-width="1.6354in"/>
    </style:style>
    <style:style style:name="Table4.B" style:family="table-column">
      <style:table-column-properties style:column-width="1.9167in"/>
    </style:style>
    <style:style style:name="Table4.C" style:family="table-column">
      <style:table-column-properties style:column-width="1.7604in"/>
    </style:style>
    <style:style style:name="Table4.1" style:family="table-row">
      <style:table-row-properties style:min-row-height="0.4792in" fo:keep-together="auto"/>
    </style:style>
    <style:style style:name="Table4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4.B1" style:family="table-cell">
      <style:table-cell-properties style:vertical-align="" fo:padding="0.1111in" fo:border="0.5pt solid #000000"/>
    </style:style>
    <style:style style:name="Table4.2" style:family="table-row">
      <style:table-row-properties style:min-row-height="0.4896in" fo:keep-together="auto"/>
    </style:style>
    <style:style style:name="Table5" style:family="table">
      <style:table-properties style:width="5.9792in" fo:margin-left="0in" fo:margin-top="0in" fo:margin-bottom="0in" table:align="left"/>
    </style:style>
    <style:style style:name="Table5.A" style:family="table-column">
      <style:table-column-properties style:column-width="1.5729in"/>
    </style:style>
    <style:style style:name="Table5.B" style:family="table-column">
      <style:table-column-properties style:column-width="2.2708in"/>
    </style:style>
    <style:style style:name="Table5.C" style:family="table-column">
      <style:table-column-properties style:column-width="2.1354in"/>
    </style:style>
    <style:style style:name="Table5.1" style:family="table-row">
      <style:table-row-properties style:min-row-height="0.4792in" fo:keep-together="auto"/>
    </style:style>
    <style:style style:name="Table5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5.B1" style:family="table-cell">
      <style:table-cell-properties style:vertical-align="" fo:padding="0.1111in" fo:border="0.5pt solid #000000"/>
    </style:style>
    <style:style style:name="Table5.2" style:family="table-row">
      <style:table-row-properties style:min-row-height="0.2292in" fo:keep-together="auto"/>
    </style:style>
    <style:style style:name="Table5.3" style:family="table-row">
      <style:table-row-properties style:min-row-height="0.4896in" fo:keep-together="auto"/>
    </style:style>
    <style:style style:name="Table6" style:family="table">
      <style:table-properties style:width="6.7708in" fo:margin-left="0in" fo:margin-top="0in" fo:margin-bottom="0in" table:align="left"/>
    </style:style>
    <style:style style:name="Table6.A" style:family="table-column">
      <style:table-column-properties style:column-width="2.9688in"/>
    </style:style>
    <style:style style:name="Table6.B" style:family="table-column">
      <style:table-column-properties style:column-width="3.8014in"/>
    </style:style>
    <style:style style:name="Table6.1" style:family="table-row">
      <style:table-row-properties style:min-row-height="0.4792in" fo:keep-together="auto"/>
    </style:style>
    <style:style style:name="Table6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6.B1" style:family="table-cell">
      <style:table-cell-properties style:vertical-align="" fo:padding="0.1111in" fo:border="0.5pt solid #000000"/>
    </style:style>
    <style:style style:name="Table6.2" style:family="table-row">
      <style:table-row-properties style:min-row-height="0.4896in" fo:keep-together="auto"/>
    </style:style>
    <style:style style:name="Table6.3" style:family="table-row">
      <style:table-row-properties style:min-row-height="0.5938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 fo:line-height="100%"/>
    </style:style>
    <style:style style:name="P27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39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41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38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40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44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42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43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1" style:family="paragraph" style:parent-style-name="Standard" style:list-style-name="WWNum10">
      <style:paragraph-properties fo:margin-left="1in" fo:margin-right="0in" fo:text-indent="-0.25in" style:auto-text-indent="false"/>
    </style:style>
    <style:style style:name="P72" style:family="paragraph" style:parent-style-name="Standard" style:list-style-name="WWNum26">
      <style:paragraph-properties fo:margin-left="1in" fo:margin-right="0in" fo:text-indent="-0.25in" style:auto-text-indent="false"/>
    </style:style>
    <style:style style:name="P73" style:family="paragraph" style:parent-style-name="Standard" style:list-style-name="WWNum4">
      <style:paragraph-properties fo:margin-left="1in" fo:margin-right="0in" fo:text-indent="-0.25in" style:auto-text-indent="false"/>
    </style:style>
    <style:style style:name="P74" style:family="paragraph" style:parent-style-name="Standard" style:list-style-name="WWNum33">
      <style:paragraph-properties fo:margin-left="1in" fo:margin-right="0in" fo:text-indent="-0.25in" style:auto-text-indent="false"/>
    </style:style>
    <style:style style:name="P75" style:family="paragraph" style:parent-style-name="Standard" style:list-style-name="WWNum15">
      <style:paragraph-properties fo:margin-left="1in" fo:margin-right="0in" fo:text-indent="-0.25in" style:auto-text-indent="false"/>
    </style:style>
    <style:style style:name="P76" style:family="paragraph" style:parent-style-name="Standard" style:list-style-name="WWNum31">
      <style:paragraph-properties fo:margin-left="1in" fo:margin-right="0in" fo:text-indent="-0.25in" style:auto-text-indent="false"/>
    </style:style>
    <style:style style:name="P77" style:family="paragraph" style:parent-style-name="Standard" style:list-style-name="WWNum30">
      <style:paragraph-properties fo:margin-left="1in" fo:margin-right="0in" fo:text-indent="-0.25in" style:auto-text-indent="false"/>
    </style:style>
    <style:style style:name="P78" style:family="paragraph" style:parent-style-name="Standard" style:list-style-name="WWNum35">
      <style:paragraph-properties fo:margin-left="1in" fo:margin-right="0in" fo:text-indent="-0.25in" style:auto-text-indent="false"/>
    </style:style>
    <style:style style:name="P79" style:family="paragraph" style:parent-style-name="Standard" style:list-style-name="WWNum37">
      <style:paragraph-properties fo:margin-left="1in" fo:margin-right="0in" fo:text-indent="-0.25in" style:auto-text-indent="false"/>
    </style:style>
    <style:style style:name="P80" style:family="paragraph" style:parent-style-name="Standard" style:list-style-name="WWNum28">
      <style:paragraph-properties fo:margin-left="1in" fo:margin-right="0in" fo:text-indent="-0.25in" style:auto-text-indent="false"/>
    </style:style>
    <style:style style:name="P81" style:family="paragraph" style:parent-style-name="Standard" style:list-style-name="WWNum41">
      <style:paragraph-properties fo:margin-left="1in" fo:margin-right="0in" fo:text-indent="-0.25in" style:auto-text-indent="false"/>
    </style:style>
    <style:style style:name="P82" style:family="paragraph" style:parent-style-name="Standard" style:list-style-name="WWNum11">
      <style:paragraph-properties fo:margin-left="1in" fo:margin-right="0in" fo:text-indent="-0.25in" style:auto-text-indent="false"/>
    </style:style>
    <style:style style:name="P83" style:family="paragraph" style:parent-style-name="Standard" style:list-style-name="WWNum3">
      <style:paragraph-properties fo:margin-left="1in" fo:margin-right="0in" fo:text-indent="-0.25in" style:auto-text-indent="false"/>
    </style:style>
    <style:style style:name="P84" style:family="paragraph" style:parent-style-name="Standard" style:list-style-name="WWNum23">
      <style:paragraph-properties fo:margin-left="1in" fo:margin-right="0in" fo:text-indent="-0.25in" style:auto-text-indent="false"/>
    </style:style>
    <style:style style:name="P85" style:family="paragraph" style:parent-style-name="Standard" style:list-style-name="WWNum44">
      <style:paragraph-properties fo:margin-left="1in" fo:margin-right="0in" fo:text-indent="-0.25in" style:auto-text-indent="false"/>
    </style:style>
    <style:style style:name="P86" style:family="paragraph" style:parent-style-name="Standard" style:list-style-name="WWNum42">
      <style:paragraph-properties fo:margin-left="1in" fo:margin-right="0in" fo:text-indent="-0.25in" style:auto-text-indent="false"/>
    </style:style>
    <style:style style:name="P87" style:family="paragraph" style:parent-style-name="Standard" style:list-style-name="WWNum32">
      <style:paragraph-properties fo:margin-left="1in" fo:margin-right="0in" fo:text-indent="-0.25in" style:auto-text-indent="false"/>
    </style:style>
    <style:style style:name="P88" style:family="paragraph" style:parent-style-name="Standard" style:list-style-name="WWNum24">
      <style:paragraph-properties fo:margin-left="1in" fo:margin-right="0in" fo:text-indent="-0.25in" style:auto-text-indent="false"/>
    </style:style>
    <style:style style:name="P89" style:family="paragraph" style:parent-style-name="Standard" style:list-style-name="WWNum13">
      <style:paragraph-properties fo:margin-left="1in" fo:margin-right="0in" fo:text-indent="-0.25in" style:auto-text-indent="false"/>
    </style:style>
    <style:style style:name="P90" style:family="paragraph" style:parent-style-name="Standard" style:list-style-name="WWNum36">
      <style:paragraph-properties fo:margin-left="1in" fo:margin-right="0in" fo:text-indent="-0.25in" style:auto-text-indent="false"/>
    </style:style>
    <style:style style:name="P91" style:family="paragraph" style:parent-style-name="Standard" style:list-style-name="WWNum1">
      <style:paragraph-properties fo:margin-left="1in" fo:margin-right="0in" fo:text-indent="-0.25in" style:auto-text-indent="false"/>
    </style:style>
    <style:style style:name="P9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93" style:family="paragraph" style:parent-style-name="Standard" style:list-style-name="WWNum41">
      <style:paragraph-properties fo:margin-left="1.5in" fo:margin-right="0in" fo:text-indent="-0.25in" style:auto-text-indent="false"/>
    </style:style>
    <style:style style:name="P94" style:family="paragraph" style:parent-style-name="Standard" style:list-style-name="WWNum44">
      <style:paragraph-properties fo:margin-left="1.5in" fo:margin-right="0in" fo:text-indent="-0.25in" style:auto-text-indent="false"/>
    </style:style>
    <style:style style:name="P9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fo:color="#000000" style:font-name="Calibri" style:font-name-asian="Calibri1" style:font-name-complex="Calibri1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<text:bookmark text:name="_aczyuw2yex2w"/><text:span text:style-name="T1">Desarrollo de Interfaces</text:span><text:span text:style-name="T2"><text:line-break/></text:span><text:span text:style-name="T3">Unidad 03 - Introducción al Design Thinking</text:span></text:p>
      <text:p text:style-name="P2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: Sergi García</text:span><draw:frame draw:style-name="fr3" draw:name="image2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Agosto 2025</text:span></text:p>
      <text:p text:style-name="P5"><text:span text:style-name="T6">Licencia</text:span></text:p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7"/>
      <text:p text:style-name="P12"><text:span text:style-name="T8"><text:s/>📖 </text:span><text:span text:style-name="T9">Importante</text:span></text:p>
      <text:p text:style-name="P13"/>
      <text:p text:style-name="P12"><text:soft-page-break/><text:span text:style-name="T8"><text:s/>❕ </text:span><text:span text:style-name="T9">Atención</text:span></text:p>
      <text:p text:style-name="P13"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yp2kzx4jvcw3" text:style-name="Index_20_Link" text:visited-style-name="Index_20_Link"><text:span text:style-name="T13">1. ¿Qué es el Design Thinking?<text:tab/>3</text:span></text:a></text:p>
          <text:p text:style-name="P17"><text:a xlink:type="simple" xlink:href="#_fo08lcdyj77r" text:style-name="Index_20_Link" text:visited-style-name="Index_20_Link"><text:span text:style-name="T13">2. Características del Design Thinking<text:tab/>4</text:span></text:a></text:p>
          <text:p text:style-name="P17"><text:a xlink:type="simple" xlink:href="#_k965ld3kwytd" text:style-name="Index_20_Link" text:visited-style-name="Index_20_Link"><text:span text:style-name="T13">3. Las 5 fases del proceso de Design Thinking<text:tab/>6</text:span></text:a></text:p>
          <text:p text:style-name="P19"><text:a xlink:type="simple" xlink:href="#_69l7bvfzthli" text:style-name="Index_20_Link" text:visited-style-name="Index_20_Link"><text:span text:style-name="T14">3.1 Empatizar<text:tab/>6</text:span></text:a></text:p>
          <text:p text:style-name="P19"><text:a xlink:type="simple" xlink:href="#_hiie61yorn1v" text:style-name="Index_20_Link" text:visited-style-name="Index_20_Link"><text:span text:style-name="T14">3.2 Definir el Problema<text:tab/>7</text:span></text:a></text:p>
          <text:p text:style-name="P19"><text:a xlink:type="simple" xlink:href="#_wbdcfrh6ni5u" text:style-name="Index_20_Link" text:visited-style-name="Index_20_Link"><text:span text:style-name="T14">3.3 Idear<text:tab/>7</text:span></text:a></text:p>
          <text:p text:style-name="P19"><text:a xlink:type="simple" xlink:href="#_yg4e3vr9bjv6" text:style-name="Index_20_Link" text:visited-style-name="Index_20_Link"><text:span text:style-name="T14">3.4 Prototipar<text:tab/>7</text:span></text:a></text:p>
          <text:p text:style-name="P19"><text:a xlink:type="simple" xlink:href="#_t81kzj2n1lpo" text:style-name="Index_20_Link" text:visited-style-name="Index_20_Link"><text:span text:style-name="T14">3.5 Testear<text:tab/>8</text:span></text:a></text:p>
          <text:p text:style-name="P17"><text:a xlink:type="simple" xlink:href="#_2bh9xtmgiqme" text:style-name="Index_20_Link" text:visited-style-name="Index_20_Link"><text:span text:style-name="T13">4. Design Thinking aplicado al diseño de interfaces<text:tab/>8</text:span></text:a></text:p>
          <text:p text:style-name="P17"><text:a xlink:type="simple" xlink:href="#_i08ojv72o52f" text:style-name="Index_20_Link" text:visited-style-name="Index_20_Link"><text:span text:style-name="T13">5. ¿Cuándo usar Desing Thinking?<text:tab/>10</text:span></text:a></text:p>
          <text:p text:style-name="P17"><text:a xlink:type="simple" xlink:href="#_8z2ekcbv6d0k" text:style-name="Index_20_Link" text:visited-style-name="Index_20_Link"><text:span text:style-name="T13">6. Recursos recomendados<text:tab/>11</text:span></text:a></text:p>
        </text:index-body>
      </text:table-of-content>
      <text:p text:style-name="P15"/>
      <text:p text:style-name="P15"/>
      <text:p text:style-name="P20"/>
      <text:p text:style-name="P20"/>
      <text:p text:style-name="P20"/>
      <text:p text:style-name="P21"><text:span text:style-name="T11">Unidad 03 - Introducción al Design Thinking</text:span></text:p>
      <text:p text:style-name="Heading_20_1"><text:bookmark text:name="_yp2kzx4jvcw3"/><text:soft-page-break/>1. ¿Qué es el Design Thinking?</text:p>
      <text:p text:style-name="Standard">El Design Thinking (o "Pensamiento de Diseño") es un enfoque iterativo y humanista para resolver problemas complejos, priorizando las necesidades reales de los usuarios sobre supuestos o limitaciones técnicas. Surge de la combinación de metodologías de diseño, psicología y negocio, y se popularizó gracias a firmas como IDEO y la Universidad de Stanford.</text:p>
      <text:p text:style-name="Standard">Características clave:</text:p>
      <text:list xml:id="list2469354305" text:style-name="WWNum10">
        <text:list-item>
          <text:p text:style-name="P27"><text:span text:style-name="T9">Centrado en las personas:</text:span></text:p>
          <text:list>
            <text:list-item>
              <text:p text:style-name="P71">No se parte de la tecnología o los recursos disponibles, sino de observar y escuchar a los usuarios.</text:p>
            </text:list-item>
            <text:list-item>
              <text:p text:style-name="P71">Ejemplo: Una app de salud mental no se diseña basándose en lo que los desarrolladores creen útil, sino en entrevistas con pacientes y terapeutas.</text:p>
            </text:list-item>
          </text:list>
        </text:list-item>
        <text:list-item>
          <text:p text:style-name="P27"><text:span text:style-name="T9">Abierto a la iteración:</text:span></text:p>
          <text:list>
            <text:list-item>
              <text:p text:style-name="P71">No es un proceso lineal. Se repiten fases según los hallazgos (ej.: tras testear un prototipo, puede redefinirse el problema).</text:p>
            </text:list-item>
          </text:list>
        </text:list-item>
        <text:list-item>
          <text:p text:style-name="P27"><text:span text:style-name="T9">Colaborativo:</text:span></text:p>
          <text:list>
            <text:list-item>
              <text:p text:style-name="P71">Involucra a equipos multidisciplinares (diseñadores, ingenieros, usuarios finales).</text:p>
            </text:list-item>
            <text:list-item>
              <text:p text:style-name="P71">Herramienta: Talleres con post-its para agrupar ideas visualmente.</text:p>
            </text:list-item>
          </text:list>
        </text:list-item>
        <text:list-item>
          <text:p text:style-name="P27"><text:span text:style-name="T9">Orientado a la acción:</text:span></text:p>
          <text:list>
            <text:list-item>
              <text:p text:style-name="P71">Se evitan discusiones teóricas prolongadas. Se prefiere "hacer para aprender".</text:p>
            </text:list-item>
          </text:list>
        </text:list-item>
      </text:list>
      <text:p text:style-name="Standard"><text:span text:style-name="T9">Esencia del Design Thinking</text:span></text:p>
      <text:p text:style-name="Standard"><text:span text:style-name="T9">1. Comprender al usuario</text:span></text:p>
      <text:list xml:id="list1215018703" text:style-name="WWNum26">
        <text:list-item>
          <text:p text:style-name="P28"><text:span text:style-name="T9">Técnicas</text:span>:</text:p>
          <text:list>
            <text:list-item>
              <text:p text:style-name="P72">Entrevistas en contexto: Preguntar "¿Qué te frustra de...?" en lugar de "¿Qué necesitas?".</text:p>
            </text:list-item>
            <text:list-item>
              <text:p text:style-name="P72">Shadowing: Observar a los usuarios en su entorno natural (ej.: cómo compran en una web).</text:p>
            </text:list-item>
          </text:list>
        </text:list-item>
        <text:list-item>
          <text:p text:style-name="P28">💬 Caso real: Nike usó observación de atletas para diseñar zapatillas que evitan ampollas.</text:p>
        </text:list-item>
      </text:list>
      <text:p text:style-name="Standard"><text:span text:style-name="T9">2. Redefinir el problema</text:span></text:p>
      <text:list xml:id="list2410675559" text:style-name="WWNum4">
        <text:list-item>
          <text:p text:style-name="P29"><text:span text:style-name="T9">Pasar de síntomas a causas:</text:span></text:p>
          <text:list>
            <text:list-item>
              <text:p text:style-name="P73"><text:soft-page-break/>Síntoma: "Los usuarios no completan el registro en la app".</text:p>
            </text:list-item>
            <text:list-item>
              <text:p text:style-name="P73">Causa posible: "El formulario pide datos irrelevantes".</text:p>
            </text:list-item>
          </text:list>
        </text:list-item>
        <text:list-item>
          <text:p text:style-name="P29"><text:span text:style-name="T9">📖 Formato útil:</text:span><text:line-break/>"¿Cómo podríamos [acción] para [usuario] que [necesidad]?"</text:p>
        </text:list-item>
      </text:list>
      <text:p text:style-name="Standard"><text:span text:style-name="T9">3. Generar muchas ideas</text:span></text:p>
      <text:list xml:id="list3782256585" text:style-name="WWNum33">
        <text:list-item>
          <text:p text:style-name="P30"><text:span text:style-name="T9">Reglas del brainstorming:</text:span></text:p>
          <text:list>
            <text:list-item>
              <text:p text:style-name="P74">Cantidad sobre calidad.</text:p>
            </text:list-item>
            <text:list-item>
              <text:p text:style-name="P74">No juzgar ideas (incluso las absurdas pueden inspirar soluciones).</text:p>
            </text:list-item>
          </text:list>
        </text:list-item>
        <text:list-item>
          <text:p text:style-name="P30"><text:span text:style-name="T9">Ejemplo</text:span>: Para una app de transporte, ideas como "viajar en globo" llevaron a "rutas panorámicas en Uber".</text:p>
        </text:list-item>
      </text:list>
      <text:p text:style-name="Standard"><text:span text:style-name="T9">4. Prototipar y probar rápidamente</text:span></text:p>
      <text:list xml:id="list1917654858" text:style-name="WWNum19">
        <text:list-item>
          <text:p text:style-name="P31"><text:span text:style-name="T9">Tipos de prototipos: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<text:span text:style-name="T9">Baja fidelidad (rápido)</text:span></text:p>
          </table:table-cell>
          <table:table-cell table:style-name="Table1.B1" office:value-type="string">
            <text:p text:style-name="P26"><text:span text:style-name="T9">Alta fidelidad (detallado)</text:span></text:p>
          </table:table-cell>
        </table:table-row>
        <table:table-row table:style-name="Table1.2">
          <table:table-cell table:style-name="Table1.A1" office:value-type="string">
            <text:p text:style-name="P26">Bocetos en papel</text:p>
          </table:table-cell>
          <table:table-cell table:style-name="Table1.B1" office:value-type="string">
            <text:p text:style-name="P26">Maquetas interactivas en Figma</text:p>
          </table:table-cell>
        </table:table-row>
        <table:table-row table:style-name="Table1.2">
          <table:table-cell table:style-name="Table1.A1" office:value-type="string">
            <text:p text:style-name="P26">Prototipos con cartón</text:p>
          </table:table-cell>
          <table:table-cell table:style-name="Table1.B1" office:value-type="string">
            <text:p text:style-name="P26">Animaciones de microinteracciones</text:p>
          </table:table-cell>
        </table:table-row>
      </table:table>
      <text:p text:style-name="P11"/>
      <text:p text:style-name="P10"><text:span text:style-name="T9">Objetivo: </text:span><text:span text:style-name="T15">Fallar rápido y barato.</text:span></text:p>
      <text:p text:style-name="Standard">Frase clave y su significado</text:p>
      <text:p text:style-name="P92"><text:span text:style-name="T8"><text:s/>📖 </text:span><text:span text:style-name="T9">Importante: </text:span>No diseñamos para nosotros mismos, diseñamos para quienes usarán lo que creamos.</text:p>
      <text:list xml:id="list1047684611" text:style-name="WWNum15">
        <text:list-item>
          <text:p text:style-name="P32"><text:span text:style-name="T9">Interpretación:</text:span></text:p>
          <text:list>
            <text:list-item>
              <text:p text:style-name="P75">Los sesgos del diseñador (ej.: "A mí me gusta el azul") no deben imponerse.</text:p>
            </text:list-item>
            <text:list-item>
              <text:p text:style-name="P75">Ejemplo práctico: Los botones de una app para adultos mayores deben ser grandes, aunque al diseñador le parezcan "poco elegantes".</text:p>
            </text:list-item>
          </text:list>
        </text:list-item>
      </text:list>
      <text:p text:style-name="Standard"><text:span text:style-name="T9">¿Por qué usarlo en diseño de interfaces?</text:span></text:p>
      <text:list xml:id="list688292888" text:style-name="WWNum31">
        <text:list-item>
          <text:p text:style-name="P33"><text:soft-page-break/>Evita el "fracaso costoso":</text:p>
          <text:list>
            <text:list-item>
              <text:p text:style-name="P76">El 70% de los proyectos digitales fallan por no entender al usuario.</text:p>
            </text:list-item>
          </text:list>
        </text:list-item>
        <text:list-item>
          <text:p text:style-name="P33">Fomenta la innovación:</text:p>
          <text:list>
            <text:list-item>
              <text:p text:style-name="P76">Soluciones como el scroll infinito (Pinterest) o el carrito de compra persistente surgieron de observar usuarios.</text:p>
            </text:list-item>
          </text:list>
        </text:list-item>
      </text:list>
      <text:p text:style-name="Standard"><text:span text:style-name="T9">Ejemplo aplicado: Diseño de una app educativa</text:span></text:p>
      <text:p text:style-name="Standard"><text:span text:style-name="T9">Problema inicial: "Los alumnos no usan la plataforma de tareas del instituto".</text:span></text:p>
      <text:list xml:id="list3451023882" text:style-name="WWNum30">
        <text:list-item>
          <text:p text:style-name="P34"><text:span text:style-name="T9">Empatizar</text:span>: Entrevistas revelan que olvidan fechas de entrega y la interfaz es confusa.</text:p>
        </text:list-item>
        <text:list-item>
          <text:p text:style-name="P34"><text:span text:style-name="T9">Redefinir</text:span>: "¿Cómo podríamos ayudar a estudiantes a recordar plazos de forma visual e intuitiva?"</text:p>
        </text:list-item>
        <text:list-item>
          <text:p text:style-name="P34"><text:span text:style-name="T9">Idear</text:span>: Brainstorming genera ideas como:</text:p>
          <text:list>
            <text:list-item>
              <text:p text:style-name="P77">Notificaciones con memes.</text:p>
            </text:list-item>
            <text:list-item>
              <text:p text:style-name="P77">Calendario integrado con Google.</text:p>
            </text:list-item>
          </text:list>
        </text:list-item>
        <text:list-item>
          <text:p text:style-name="P34"><text:span text:style-name="T9">Prototipar</text:span>: Se crea un wireframe de calendario con colores por urgencia.</text:p>
        </text:list-item>
        <text:list-item>
          <text:p text:style-name="P34"><text:span text:style-name="T9">Testear</text:span>: Usuarios prefieren recordatorios por voz → iteración.</text:p>
        </text:list-item>
      </text:list>
      <text:p text:style-name="Heading_20_1"><text:bookmark text:name="_fo08lcdyj77r"/>2. Características del Design Thinking</text:p>
      <text:p text:style-name="Standard">Claves estructurales que lo diferencian de metodologías tradicionales</text:p>
      <text:p text:style-name="Standard"><text:span text:style-name="T9">1. Empatía como punto de partida</text:span></text:p>
      <text:p text:style-name="Standard">¿Por qué es crítica?</text:p>
      <text:list xml:id="list4214207607" text:style-name="WWNum9">
        <text:list-item>
          <text:p text:style-name="P35">El 85% de los errores en diseño de interfaces surgen de no entender al usuario (Nielsen Norman Group).</text:p>
        </text:list-item>
      </text:list>
      <text:p text:style-name="Standard">Herramientas para practicarla:</text:p>
      <text:list xml:id="list811605973" text:style-name="WWNum35">
        <text:list-item>
          <text:p text:style-name="P36">Mapa de Empatía:</text:p>
          <text:list>
            <text:list-item>
              <text:p text:style-name="P78"><text:span text:style-name="T9">Qué PIENSA y SIENTE</text:span> -&gt; <text:s/>"Me estresa perder tiempo"</text:p>
            </text:list-item>
            <text:list-item>
              <text:p text:style-name="P78"><text:soft-page-break/><text:span text:style-name="T9">Qué DICE y HACE </text:span>-&gt; <text:s/>"Cierra la app tras 3 intentos" |</text:p>
            </text:list-item>
          </text:list>
        </text:list-item>
        <text:list-item>
          <text:p text:style-name="P36"><text:span text:style-name="T9">Entrevistas etnográficas</text:span>: Preguntas abiertas como "Cuéntame sobre la última vez que usaste esta app y te frustraste".</text:p>
        </text:list-item>
        <text:list-item>
          <text:p text:style-name="P36"><text:span text:style-name="T9">User Personas</text:span>: Personajes ficticios basados en datos reales (ej.: "Ana, 35 años, usa apps de salud por ansiedad laboral").</text:p>
        </text:list-item>
      </text:list>
      <text:p text:style-name="Standard"><text:span text:style-name="T9">💡 Ejemplo práctico:</text:span> Spotify descubrió que los usuarios querían compartir música en el momento (no solo guardar playlists), lo que llevó a crear la función "Compartir en Stories".</text:p>
      <text:p text:style-name="Standard"><text:span text:style-name="T9">2. Iterativo y no lineal: </text:span></text:p>
      <text:p text:style-name="Standard">El diseño UX no sigue una línea recta (paso 1 → paso 2 → paso 3), sino que <text:span text:style-name="T9">avanza, retrocede y se repite</text:span> según lo que se descubre en cada fase; <text:span text:style-name="T9">probar, fallar y mejorar</text:span> forma parte natural del proceso.</text:p>
      <text:p text:style-name="Standard"><text:span text:style-name="T9"><text:s/>Casos donde se retrocede:</text:span></text:p>
      <text:list xml:id="list489903382" text:style-name="WWNum17">
        <text:list-item>
          <text:p text:style-name="P37">Si al testear un prototipo de e-commerce, los usuarios no encuentran el botón de compra, se vuelve a idear soluciones.</text:p>
        </text:list-item>
        <text:list-item>
          <text:p text:style-name="P37">Si al definir el problema se descubre un sesgo (ej.: solo se entrevistó a jóvenes), se regresa a empatizar.</text:p>
        </text:list-item>
      </text:list>
      <text:p text:style-name="P92"><text:span text:style-name="T8"><text:s/>❕ </text:span><text:span text:style-name="T9">Atención: </text:span>Ningún prototipo es sagrado; si los datos dicen que hay que cambiar, se cambia.</text:p>
      <text:p text:style-name="Standard"><text:span text:style-name="T9">3. Colaborativo</text:span></text:p>
      <text:p text:style-name="Standard"><text:span text:style-name="T9">¿Quiénes participan?</text:span></text:p>
      <text:list xml:id="list1647143967" text:style-name="WWNum6">
        <text:list-item>
          <text:p text:style-name="P38">Diseñadores, desarrolladores, stakeholders, y usuarios finales.</text:p>
        </text:list-item>
      </text:list>
      <text:p text:style-name="Standard"><text:span text:style-name="T9">Técnicas para fomentarlo:</text:span></text:p>
      <text:list xml:id="list594260824" text:style-name="WWNum14">
        <text:list-item>
          <text:p text:style-name="P39">Workshops con Lego Serious Play: Construir modelos físicos de ideas.</text:p>
        </text:list-item>
        <text:list-item>
          <text:p text:style-name="P39">Brainwriting: Cada miembro escribe 3 ideas en silencio, luego se discuten en grupo.</text:p>
        </text:list-item>
        <text:list-item>
          <text:p text:style-name="P39">Criticas en "Sandwich": Feedback = *1 positivo + 1 mejora + 1 positivo*.</text:p>
        </text:list-item>
      </text:list>
      <text:p text:style-name="Standard">📖 Caso de éxito: Airbnb involucró a anfitriones reales en el rediseño de su plataforma, logrando un 30% más de reservas.</text:p>
      <text:p text:style-name="Standard"><text:span text:style-name="T9">4. Visual y tangible</text:span></text:p>
      <text:p text:style-name="Standard">Herramientas clave: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26"><text:span text:style-name="T9">Fase</text:span></text:p>
          </table:table-cell>
          <table:table-cell table:style-name="Table2.B1" office:value-type="string">
            <text:p text:style-name="P26"><text:span text:style-name="T9">Herramienta visual</text:span></text:p>
          </table:table-cell>
          <table:table-cell table:style-name="Table2.B1" office:value-type="string">
            <text:p text:style-name="P26"><text:span text:style-name="T9">Ejemplo</text:span></text:p>
          </table:table-cell>
        </table:table-row>
        <table:table-row table:style-name="Table2.2">
          <table:table-cell table:style-name="Table2.A1" office:value-type="string">
            <text:p text:style-name="P26"><text:span text:style-name="T9">Empatizar</text:span></text:p>
          </table:table-cell>
          <table:table-cell table:style-name="Table2.B1" office:value-type="string">
            <text:p text:style-name="P26">Customer Journey Map</text:p>
          </table:table-cell>
          <table:table-cell table:style-name="Table2.B1" office:value-type="string">
            <text:p text:style-name="P26">Mapa de emociones al usar una app bancaria.</text:p>
          </table:table-cell>
        </table:table-row>
        <table:table-row table:style-name="Table2.2">
          <table:table-cell table:style-name="Table2.A1" office:value-type="string">
            <text:p text:style-name="P26"><text:span text:style-name="T9">Idear</text:span></text:p>
          </table:table-cell>
          <table:table-cell table:style-name="Table2.B1" office:value-type="string">
            <text:p text:style-name="P26">Mapa mental o esquemas en pizarra</text:p>
          </table:table-cell>
          <table:table-cell table:style-name="Table2.B1" office:value-type="string">
            <text:p text:style-name="P26">Post-its con ideas para menú de restaurante.</text:p>
          </table:table-cell>
        </table:table-row>
        <table:table-row table:style-name="Table2.2">
          <table:table-cell table:style-name="Table2.A1" office:value-type="string">
            <text:p text:style-name="P26"><text:span text:style-name="T9">Prototipar</text:span></text:p>
          </table:table-cell>
          <table:table-cell table:style-name="Table2.B1" office:value-type="string">
            <text:p text:style-name="P26">Wireframes en papel</text:p>
          </table:table-cell>
          <table:table-cell table:style-name="Table2.B1" office:value-type="string">
            <text:p text:style-name="P26">Boceto de un chatbot para servicio al cliente.</text:p>
          </table:table-cell>
        </table:table-row>
      </table:table>
      <text:p text:style-name="Standard">Ventajas:</text:p>
      <text:list xml:id="list2564247829" text:style-name="WWNum39">
        <text:list-item>
          <text:p text:style-name="P40">Rompe la barrera del lenguaje técnico.</text:p>
        </text:list-item>
        <text:list-item>
          <text:p text:style-name="P40">Facilita la detección de errores tempranos (ej.: un botón mal ubicado en un sketch).</text:p>
        </text:list-item>
      </text:list>
      <text:p text:style-name="Standard"><text:span text:style-name="T9">5. Orientado a la acción</text:span></text:p>
      <text:p text:style-name="Standard">Métodos para evitar el "parálisis por análisis":</text:p>
      <text:list xml:id="list2106734621" text:style-name="WWNum34">
        <text:list-item>
          <text:p text:style-name="P41">Timeboxing: Dedica 20 minutos a generar ideas, sin debate.</text:p>
        </text:list-item>
        <text:list-item>
          <text:p text:style-name="P41">Prototipos en 1 hora: Usar materiales simples (cartón, Figma básico).</text:p>
        </text:list-item>
        <text:list-item>
          <text:p text:style-name="P41">Pruebas "guerrilla": Testear con 5 usuarios en un café (sin laboratorio costoso).</text:p>
        </text:list-item>
      </text:list>
      <text:p text:style-name="Standard"/>
      <text:p text:style-name="P92"><text:span text:style-name="T8"><text:s/>📖 </text:span><text:span text:style-name="T9">Importante:</text:span> En Design Thinking, un prototipo feo, pero bien testeado, vale más que un diseño perfecto en un cajón</text:p>
      <text:p text:style-name="Standard"><text:span text:style-name="T9">Ejemplo integrador: Rediseño de una app de reparto de comida</text:span></text:p>
      <text:list xml:id="list515120657" text:style-name="WWNum20">
        <text:list-item>
          <text:p text:style-name="P42"><text:span text:style-name="T9">Empatía</text:span>: Entrevistas revelan que los repartidores se sienten presionados por el tiempo.</text:p>
        </text:list-item>
        <text:list-item>
          <text:p text:style-name="P42"><text:span text:style-name="T9">Iteración</text:span>: Tras testear un prototipo de ruta optimizada, se descubre que prefieren flexibilidad → vuelta a idear.</text:p>
        </text:list-item>
        <text:list-item>
          <text:p text:style-name="P42"><text:span text:style-name="T9">Colaboración</text:span>: Cocineros, repartidores y UX designers crean un sistema de priorización.</text:p>
        </text:list-item>
        <text:list-item>
          <text:p text:style-name="P42"><text:span text:style-name="T9">Visualización</text:span>: Se usa un storyboard para mostrar el flujo de pedidos.</text:p>
        </text:list-item>
        <text:list-item>
          <text:p text:style-name="P42"><text:span text:style-name="T9">Acción</text:span>: En 2 días se prueba un cambio mínimo (ej.: botón "Pausar entrega") con 10 repartidores.</text:p>
        </text:list-item>
      </text:list>
      <text:p text:style-name="Standard"><text:span text:style-name="T9">Comparativa con otros enfoques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6"><text:span text:style-name="T9">Design Thinking</text:span></text:p>
          </table:table-cell>
          <table:table-cell table:style-name="Table3.B1" office:value-type="string">
            <text:p text:style-name="P26"><text:span text:style-name="T9">Metodología Tradicional</text:span></text:p>
          </table:table-cell>
        </table:table-row>
        <table:table-row table:style-name="Table3.2">
          <table:table-cell table:style-name="Table3.A1" office:value-type="string">
            <text:p text:style-name="P26">Prototipa con post-its</text:p>
          </table:table-cell>
          <table:table-cell table:style-name="Table3.B1" office:value-type="string">
            <text:p text:style-name="P26">Espera a tener un MVP completo</text:p>
          </table:table-cell>
        </table:table-row>
        <table:table-row table:style-name="Table3.2">
          <table:table-cell table:style-name="Table3.A1" office:value-type="string">
            <text:p text:style-name="P26">Testea con 5 usuarios</text:p>
          </table:table-cell>
          <table:table-cell table:style-name="Table3.B1" office:value-type="string">
            <text:p text:style-name="P26">Encuesta a 100 personas al final</text:p>
          </table:table-cell>
        </table:table-row>
        <table:table-row table:style-name="Table3.2">
          <table:table-cell table:style-name="Table3.A1" office:value-type="string">
            <text:p text:style-name="P26">"Fallar rápido es aprender"</text:p>
          </table:table-cell>
          <table:table-cell table:style-name="Table3.B1" office:value-type="string">
            <text:p text:style-name="P26">"El error es costoso"</text:p>
          </table:table-cell>
        </table:table-row>
      </table:table>
      <text:p text:style-name="Heading_20_1"><text:bookmark text:name="_k965ld3kwytd"/>3. Las 5 fases del proceso de Design Thinking</text:p>
      <text:p text:style-name="Standard">Metodología iterativa y centrada en el usuario</text:p>
      <text:p text:style-name="Heading_20_2"><text:bookmark text:name="_69l7bvfzthli"/>3.1 Empatizar</text:p>
      <text:p text:style-name="Standard"><text:span text:style-name="T9">Objetivo:</text:span> Sumergirse en el mundo del usuario para entender sus necesidades reales (no las supuestas).</text:p>
      <text:p text:style-name="Standard"><text:span text:style-name="T9">Técnicas clave:</text:span></text:p>
      <text:list xml:id="list179258111" text:style-name="WWNum37">
        <text:list-item>
          <text:p text:style-name="P43"><text:span text:style-name="T9">Entrevistas en profundidad:</text:span></text:p>
          <text:list>
            <text:list-item>
              <text:p text:style-name="P79">Preguntas abiertas: "¿Qué te frustra al usar [producto]?"</text:p>
            </text:list-item>
            <text:list-item>
              <text:p text:style-name="P79">Evitar preguntas sesgadas: ❌ "¿Te gustaría una función de...?" → ✅ "¿Cómo resuelves actualmente...?"</text:p>
            </text:list-item>
          </text:list>
        </text:list-item>
        <text:list-item>
          <text:p text:style-name="P43"><text:span text:style-name="T9">Observación contextual:</text:span></text:p>
          <text:list>
            <text:list-item>
              <text:p text:style-name="P79">Ejemplo: Ver cómo los ancianos usan una app de banca (¿hacen zoom en los botones? ¿Confunden iconos?).</text:p>
            </text:list-item>
          </text:list>
        </text:list-item>
        <text:list-item>
          <text:p text:style-name="P43"><text:span text:style-name="T9">Mapa de Empatía:</text:span></text:p>
          <text:list>
            <text:list-item>
              <text:p text:style-name="P79">Qué PIENSA -&gt; "Quiero ahorrar tiempo"</text:p>
            </text:list-item>
            <text:list-item>
              <text:p text:style-name="P79">Qué SIENTE -&gt; "Me estresa lo complicado"</text:p>
            </text:list-item>
          </text:list>
        </text:list-item>
        <text:list-item>
          <text:p text:style-name="P43"><text:span text:style-name="T9">User Persona:</text:span></text:p>
          <text:list>
            <text:list-item>
              <text:p text:style-name="P79">Perfil ficticio basado en datos: "Carlos, 40 años, prefiere videollamadas antes que chatbots para servicio al cliente."</text:p>
            </text:list-item>
          </text:list>
        </text:list-item>
      </text:list>
      <text:p text:style-name="Standard"><text:span text:style-name="T9">💡 Ejemplo aplicado:</text:span><text:line-break/>Antes de diseñar una app de comida saludable, se observa que los usuarios:</text:p>
      <text:list xml:id="list2516869397" text:style-name="WWNum18">
        <text:list-item>
          <text:p text:style-name="P44">Tiran verduras porque se olvidan de usarlas → Necesidad real: recordatorios de caducidad.</text:p>
        </text:list-item>
      </text:list>
      <text:p text:style-name="Heading_20_2"><text:bookmark text:name="_hiie61yorn1v"/>3.2 Definir el Problema</text:p>
      <text:p text:style-name="Standard"><text:span text:style-name="T9">Objetivo</text:span>: Reformular el problema desde la perspectiva del usuario.</text:p>
      <text:p text:style-name="Standard"><text:span text:style-name="T9">Técnicas</text:span>:</text:p>
      <text:list xml:id="list662662750" text:style-name="WWNum28">
        <text:list-item>
          <text:p text:style-name="P45"><text:soft-page-break/><text:span text:style-name="T9">Pregunta "How Might We" (HMW):<text:line-break/>"¿Cómo podríamos ayudar a [usuarios] a [necesidad] para que [beneficio]?"</text:span></text:p>
          <text:list>
            <text:list-item>
              <text:p text:style-name="P80"><text:span text:style-name="T9">Ejemplo</text:span>: "¿Cómo podríamos ayudar a padres primerizos a rastrear las vacunas de su bebé para que reduzcan su ansiedad?"</text:p>
            </text:list-item>
          </text:list>
        </text:list-item>
        <text:list-item>
          <text:p text:style-name="P45"><text:span text:style-name="T9">Point of View (POV):<text:line-break/>"[Usuario] necesita [necesidad] porque [insight]."</text:span></text:p>
          <text:list>
            <text:list-item>
              <text:p text:style-name="P80">Ejemplo: "Los estudiantes necesitan recordatorios visuales de plazos porque olvidan revisar emails."</text:p>
            </text:list-item>
          </text:list>
        </text:list-item>
      </text:list>
      <text:p text:style-name="Standard"><text:span text:style-name="T9">❕ Error común: Confundir síntomas con problemas.</text:span></text:p>
      <text:list xml:id="list1649529345" text:style-name="WWNum21">
        <text:list-item>
          <text:p text:style-name="P46">❌ "Los usuarios no completan el registro" → ✅ "El registro pide demasiados datos personales."</text:p>
        </text:list-item>
      </text:list>
      <text:p text:style-name="Heading_20_2"><text:bookmark text:name="_wbdcfrh6ni5u"/>3.3 Idear</text:p>
      <text:p text:style-name="Standard"><text:span text:style-name="T9">Objetivo</text:span>: Generar soluciones diversas sin autocrítica.</text:p>
      <text:p text:style-name="Standard"><text:span text:style-name="T9">Técnicas de ideación:</text:span></text:p>
      <text:list xml:id="list3537042437" text:style-name="WWNum41">
        <text:list-item>
          <text:p text:style-name="P47"><text:span text:style-name="T9">Brainstorming:</text:span></text:p>
          <text:list>
            <text:list-item>
              <text:p text:style-name="P81">Regla: Ninguna idea es mala.</text:p>
            </text:list-item>
            <text:list-item>
              <text:p text:style-name="P81">Ejemplo: Para una app de transporte, ideas como "viajar en teleférico" inspiran "rutas turísticas en Uber".</text:p>
            </text:list-item>
          </text:list>
        </text:list-item>
        <text:list-item>
          <text:p text:style-name="P47"><text:span text:style-name="T9">Crazy 8s:</text:span></text:p>
          <text:list>
            <text:list-item>
              <text:p text:style-name="P81">Dibujar 8 ideas en 8 minutos (incluso absurdas).</text:p>
            </text:list-item>
          </text:list>
        </text:list-item>
        <text:list-item>
          <text:p text:style-name="P47"><text:span text:style-name="T9">SCAMPER:</text:span></text:p>
          <text:list>
            <text:list-item>
              <text:p text:style-name="P81">Modificar ideas existentes:</text:p>
              <text:list>
                <text:list-item>
                  <text:p text:style-name="P93">Sustituir: ¿Cambiar texto por iconos?</text:p>
                </text:list-item>
                <text:list-item>
                  <text:p text:style-name="P93">Combinar: ¿Integrar calendario con lista de tareas?</text:p>
                </text:list-item>
              </text:list>
            </text:list-item>
          </text:list>
        </text:list-item>
        <text:list-item>
          <text:p text:style-name="P47"><text:span text:style-name="T9">Mapas mentales:</text:span></text:p>
          <text:list>
            <text:list-item>
              <text:p text:style-name="P81">Centralizar el problema y ramificar soluciones.</text:p>
            </text:list-item>
          </text:list>
        </text:list-item>
      </text:list>
      <text:p text:style-name="Standard"><text:span text:style-name="T9">💡 Ejemplo: Para una app de estudio, ideas como:</text:span></text:p>
      <text:list xml:id="list1962606636" text:style-name="WWNum29">
        <text:list-item>
          <text:p text:style-name="P48"><text:soft-page-break/>"Notificaciones con memes motivacionales"</text:p>
        </text:list-item>
        <text:list-item>
          <text:p text:style-name="P48">"Modo oscuro para leer de noche"</text:p>
        </text:list-item>
      </text:list>
      <text:p text:style-name="Heading_20_2"><text:bookmark text:name="_yg4e3vr9bjv6"/>3.4 Prototipar</text:p>
      <text:p text:style-name="Standard"><text:span text:style-name="T9">Objetivo</text:span>: Materializar ideas rápidamente para validarlas.</text:p>
      <text:p text:style-name="Standard"/>
      <text:p text:style-name="Standard"/>
      <text:p text:style-name="Standard">Niveles de prototipado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<text:span text:style-name="T9">Tipo</text:span></text:p>
          </table:table-cell>
          <table:table-cell table:style-name="Table4.B1" office:value-type="string">
            <text:p text:style-name="P26"><text:span text:style-name="T9">Herramientas</text:span></text:p>
          </table:table-cell>
          <table:table-cell table:style-name="Table4.B1" office:value-type="string">
            <text:p text:style-name="P26"><text:span text:style-name="T9">Cuándo usarlo</text:span></text:p>
          </table:table-cell>
        </table:table-row>
        <table:table-row table:style-name="Table4.2">
          <table:table-cell table:style-name="Table4.A1" office:value-type="string">
            <text:p text:style-name="P26"><text:span text:style-name="T9">Boceto en papel</text:span></text:p>
          </table:table-cell>
          <table:table-cell table:style-name="Table4.B1" office:value-type="string">
            <text:p text:style-name="P26">Lápiz y post-its</text:p>
          </table:table-cell>
          <table:table-cell table:style-name="Table4.B1" office:value-type="string">
            <text:p text:style-name="P26">Feedback inicial</text:p>
          </table:table-cell>
        </table:table-row>
        <table:table-row table:style-name="Table4.2">
          <table:table-cell table:style-name="Table4.A1" office:value-type="string">
            <text:p text:style-name="P26"><text:span text:style-name="T9">Wireframe</text:span></text:p>
          </table:table-cell>
          <table:table-cell table:style-name="Table4.B1" office:value-type="string">
            <text:p text:style-name="P26">Figma, Balsamiq</text:p>
          </table:table-cell>
          <table:table-cell table:style-name="Table4.B1" office:value-type="string">
            <text:p text:style-name="P26">Estructura básica</text:p>
          </table:table-cell>
        </table:table-row>
        <table:table-row table:style-name="Table4.2">
          <table:table-cell table:style-name="Table4.A1" office:value-type="string">
            <text:p text:style-name="P26"><text:span text:style-name="T9">Prototipo digital</text:span></text:p>
          </table:table-cell>
          <table:table-cell table:style-name="Table4.B1" office:value-type="string">
            <text:p text:style-name="P26">Adobe XD, Proto.io</text:p>
          </table:table-cell>
          <table:table-cell table:style-name="Table4.B1" office:value-type="string">
            <text:p text:style-name="P26">Interacciones realistas</text:p>
          </table:table-cell>
        </table:table-row>
      </table:table>
      <text:p text:style-name="Standard"><text:span text:style-name="T9">📖 Regla del 80/20:</text:span></text:p>
      <text:list xml:id="list1707834200" text:style-name="WWNum27">
        <text:list-item>
          <text:p text:style-name="P49">Un prototipo debe ser suficientemente bueno para testear, no perfecto.</text:p>
        </text:list-item>
      </text:list>
      <text:p text:style-name="Standard"><text:span text:style-name="T9">💬 Ejemplo:<text:line-break/></text:span>Un prototipo en papel de un menú de restaurante se prueba con clientes para ver si entienden los íconos de alérgenos.</text:p>
      <text:p text:style-name="Heading_20_2"><text:bookmark text:name="_t81kzj2n1lpo"/>3.5 Testear</text:p>
      <text:p text:style-name="Standard"><text:span text:style-name="T9">Objetivo:</text:span> Validar suposiciones con usuarios reales.</text:p>
      <text:p text:style-name="Standard"><text:span text:style-name="T9">Métodos de testing:</text:span></text:p>
      <text:list xml:id="list26978688" text:style-name="WWNum11">
        <text:list-item>
          <text:p text:style-name="P50"><text:span text:style-name="T9">Think Aloud (Pensar en voz alta):</text:span></text:p>
          <text:list>
            <text:list-item>
              <text:p text:style-name="P82">El usuario verbaliza sus pensamientos: "No encuentro el botón de 'guardar'..."</text:p>
            </text:list-item>
          </text:list>
        </text:list-item>
        <text:list-item>
          <text:p text:style-name="P50"><text:span text:style-name="T9">Test A/B:</text:span></text:p>
          <text:list>
            <text:list-item>
              <text:p text:style-name="P82">Comparar dos versiones: ¿Botón verde o azul genera más clicks?</text:p>
            </text:list-item>
          </text:list>
        </text:list-item>
        <text:list-item>
          <text:p text:style-name="P50"><text:soft-page-break/><text:span text:style-name="T9">Test remoto no moderado:</text:span></text:p>
          <text:list>
            <text:list-item>
              <text:p text:style-name="P82">Herramientas como UserTesting graban pantallas y comentarios.</text:p>
            </text:list-item>
          </text:list>
        </text:list-item>
        <text:list-item>
          <text:p text:style-name="P50"><text:span text:style-name="T9">Feedback con escala:</text:span></text:p>
          <text:list>
            <text:list-item>
              <text:p text:style-name="P82">Preguntar: "Del 1 al 5, ¿qué tan fácil fue completar la tarea?"</text:p>
            </text:list-item>
          </text:list>
        </text:list-item>
      </text:list>
      <text:p text:style-name="Standard"><text:span text:style-name="T9">❕ Clave: Observar lo que hacen, no solo lo que dicen.</text:span></text:p>
      <text:p text:style-name="Standard">💡 <text:span text:style-name="T9">Ejemplo</text:span>:<text:line-break/>Al testear una app de fitness, se descubre que los usuarios:</text:p>
      <text:list xml:id="list4022700958" text:style-name="WWNum5">
        <text:list-item>
          <text:p text:style-name="P51">Ignoran el tutorial → Solución: Onboarding interactivo.</text:p>
        </text:list-item>
      </text:list>
      <text:p text:style-name="Heading_20_1"><text:bookmark text:name="_2bh9xtmgiqme"/>4. Design Thinking aplicado al diseño de interfaces</text:p>
      <text:p text:style-name="Standard">Cómo transformar necesidades de usuarios en interfaces intuitivas y efectivas</text:p>
      <text:p text:style-name="Standard"><text:span text:style-name="T9">1. Comprender los objetivos del usuario (Fase de Empatía)</text:span></text:p>
      <text:p text:style-name="Standard">Herramientas específicas para UI/UX:</text:p>
      <text:list xml:id="list18246372" text:style-name="WWNum3">
        <text:list-item>
          <text:p text:style-name="P52"><text:span text:style-name="T9">User Journey Maps: </text:span>Visualizar cada paso del usuario en la interfaz, identificando:</text:p>
          <text:list>
            <text:list-item>
              <text:p text:style-name="P83"><text:span text:style-name="T9">Paso </text:span>-&gt; “Buscar libro” . <text:span text:style-name="T9">Emoción </text:span>-&gt; “Frustración”. <text:span text:style-name="T9">Lo que piensa</text:span> -&gt; “No sé si está disponible” </text:p>
            </text:list-item>
            <text:list-item>
              <text:p text:style-name="P83"><text:span text:style-name="T9">Paso </text:span>-&gt; “Reservar”. <text:span text:style-name="T9">Emoción </text:span>-&gt; “Alivio”. <text:span text:style-name="T9">Lo que piensa </text:span>-&gt; “El botón es claro” </text:p>
            </text:list-item>
          </text:list>
        </text:list-item>
        <text:list-item>
          <text:p text:style-name="P52"><text:span text:style-name="T9">Card Sorting: </text:span>Pedir a usuarios que agrupen funciones (ej.: ¿"Renovar préstamo" va en "Mi perfil" o "Catálogo"?).</text:p>
        </text:list-item>
      </text:list>
      <text:p text:style-name="Standard"><text:span text:style-name="T9">Ejemplo:<text:line-break/></text:span>Para una app de banca móvil:</text:p>
      <text:list xml:id="list2433203207" text:style-name="WWNum22">
        <text:list-item>
          <text:p text:style-name="P53">Entrevistas revelan que usuarios mayores prefieren iconos grandes antes que menús textuales.</text:p>
        </text:list-item>
      </text:list>
      <text:p text:style-name="Standard"><text:span text:style-name="T9">2. Diseñar flujos de interacción coherentes (Definición + Ideación)</text:span></text:p>
      <text:p text:style-name="Standard"><text:span text:style-name="T9">Técnicas clave:</text:span></text:p>
      <text:list xml:id="list1915987501" text:style-name="WWNum8">
        <text:list-item>
          <text:p text:style-name="P54"><text:span text:style-name="T9">Flujos de navegación:</text:span><text:line-break/>Diagramar cómo se mueve el usuario entre pantallas (ej.: Home → Catálogo → Detalle libro → Reserva).</text:p>
        </text:list-item>
        <text:list-item>
          <text:p text:style-name="P54"><text:span text:style-name="T9">Arquitectura de la información:</text:span><text:line-break/>Usar árboles de contenido para organizar jerarquías (ej.: Evitar más de 3 clics para reservar).</text:p>
        </text:list-item>
      </text:list>
      <text:p text:style-name="Standard"><text:soft-page-break/><text:span text:style-name="T9">Ejemplo </text:span>práctico:<text:line-break/>En una app de reparto de paquietes:</text:p>
      <text:list xml:id="list2487823837" text:style-name="WWNum2">
        <text:list-item>
          <text:p text:style-name="P55">Definir el problema: "¿Cómo ayudar a usuarios a reordenar su pedido anterior en menos pasos?"</text:p>
        </text:list-item>
        <text:list-item>
          <text:p text:style-name="P55">Idear soluciones: "Botón 'Reordenar' en historial" + "Guardar combinaciones frecuentes".</text:p>
        </text:list-item>
      </text:list>
      <text:p text:style-name="Standard"><text:span text:style-name="T9">3. Probar alternativas visuales antes de programar (Prototipado)</text:span></text:p>
      <text:p text:style-name="Standard">Estrategias para interface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6"><text:span text:style-name="T9">Tipo de prototipo</text:span></text:p>
          </table:table-cell>
          <table:table-cell table:style-name="Table5.B1" office:value-type="string">
            <text:p text:style-name="P26"><text:span text:style-name="T9">Uso ideal</text:span></text:p>
          </table:table-cell>
          <table:table-cell table:style-name="Table5.B1" office:value-type="string">
            <text:p text:style-name="P26"><text:span text:style-name="T9">Herramienta</text:span></text:p>
          </table:table-cell>
        </table:table-row>
        <table:table-row table:style-name="Table5.2">
          <table:table-cell table:style-name="Table5.A1" office:value-type="string">
            <text:p text:style-name="P26"><text:span text:style-name="T9">Sketch en papel</text:span></text:p>
          </table:table-cell>
          <table:table-cell table:style-name="Table5.B1" office:value-type="string">
            <text:p text:style-name="P26">Validar disposición básica</text:p>
          </table:table-cell>
          <table:table-cell table:style-name="Table5.B1" office:value-type="string">
            <text:p text:style-name="P26">Lápiz + plantillas</text:p>
          </table:table-cell>
        </table:table-row>
        <table:table-row table:style-name="Table5.3">
          <table:table-cell table:style-name="Table5.A1" office:value-type="string">
            <text:p text:style-name="P26"><text:span text:style-name="T9">Wireframe digital</text:span></text:p>
          </table:table-cell>
          <table:table-cell table:style-name="Table5.B1" office:value-type="string">
            <text:p text:style-name="P26">Testear jerarquía visual</text:p>
          </table:table-cell>
          <table:table-cell table:style-name="Table5.B1" office:value-type="string">
            <text:p text:style-name="P26">Figma, Balsamiq</text:p>
          </table:table-cell>
        </table:table-row>
        <table:table-row table:style-name="Table5.3">
          <table:table-cell table:style-name="Table5.A1" office:value-type="string">
            <text:p text:style-name="P26"><text:span text:style-name="T9">Prototipo interactivo</text:span></text:p>
          </table:table-cell>
          <table:table-cell table:style-name="Table5.B1" office:value-type="string">
            <text:p text:style-name="P26">Simular interacciones reales</text:p>
          </table:table-cell>
          <table:table-cell table:style-name="Table5.B1" office:value-type="string">
            <text:p text:style-name="P26">Adobe XD, Proto.io</text:p>
          </table:table-cell>
        </table:table-row>
      </table:table>
      <text:p text:style-name="Standard"><text:span text:style-name="T9">💡 Caso real:</text:span></text:p>
      <text:list xml:id="list1641593541" text:style-name="WWNum38">
        <text:list-item>
          <text:p text:style-name="P56">Spotify probó 50 versiones de su botón "Play" antes de elegir la más reconocible.</text:p>
        </text:list-item>
      </text:list>
      <text:p text:style-name="Standard"><text:span text:style-name="T9">4. Corregir errores antes de codificar (Testeo)</text:span></text:p>
      <text:p text:style-name="Standard"><text:span text:style-name="T9">Métodos ágiles para UI:</text:span></text:p>
      <text:list xml:id="list223806430" text:style-name="WWNum23">
        <text:list-item>
          <text:p text:style-name="P57"><text:span text:style-name="T9">Test de los 5 segundos:</text:span></text:p>
          <text:list>
            <text:list-item>
              <text:p text:style-name="P84">Mostrar la interfaz brevemente: ¿El usuario entiende su propósito?</text:p>
            </text:list-item>
          </text:list>
        </text:list-item>
        <text:list-item>
          <text:p text:style-name="P57"><text:span text:style-name="T9">Heatmaps:</text:span></text:p>
          <text:list>
            <text:list-item>
              <text:p text:style-name="P84">Herramientas como “Hotjar” muestran dónde los usuarios hacen clic.</text:p>
            </text:list-item>
          </text:list>
        </text:list-item>
        <text:list-item>
          <text:p text:style-name="P57"><text:span text:style-name="T9">A/B Testing de microinteracciones:</text:span></text:p>
          <text:list>
            <text:list-item>
              <text:p text:style-name="P84">Ejemplo: ¿Un botón animado aumenta las conversiones?</text:p>
            </text:list-item>
          </text:list>
        </text:list-item>
      </text:list>
      <text:p text:style-name="Standard"><text:span text:style-name="T9">Errores comunes detectables:</text:span></text:p>
      <text:list xml:id="list613893784" text:style-name="WWNum40">
        <text:list-item>
          <text:p text:style-name="P58">Botones "invisibles" (bajo contraste).</text:p>
        </text:list-item>
        <text:list-item>
          <text:p text:style-name="P58"><text:soft-page-break/>Pasos redundantes (ej.: Doble confirmación de correo).</text:p>
        </text:list-item>
      </text:list>
      <text:p text:style-name="P1"/>
      <text:p text:style-name="Standard"><text:span text:style-name="T9">Ejemplo aplicado al aula: App para biblioteca de instituto</text:span></text:p>
      <text:p text:style-name="Standard">Paso a paso con Design Thinking:</text:p>
      <text:list xml:id="list824466295" text:style-name="WWNum44">
        <text:list-item>
          <text:p text:style-name="P59"><text:span text:style-name="T9">Empatizar:</text:span></text:p>
          <text:list>
            <text:list-item>
              <text:p text:style-name="P85">Entrevistas con estudiantes: "Odio hacer cola para preguntar si un libro está disponible".</text:p>
            </text:list-item>
            <text:list-item>
              <text:p text:style-name="P85">Insight clave: Necesitan ver el estado del libro en tiempo real.</text:p>
            </text:list-item>
          </text:list>
        </text:list-item>
        <text:list-item>
          <text:p text:style-name="P59"><text:span text:style-name="T9">Definir:</text:span></text:p>
          <text:list>
            <text:list-item>
              <text:p text:style-name="P85">Pregunta HMW: "¿Cómo podríamos ayudar a estudiantes a reservar libros en 1 clic desde su móvil?"</text:p>
            </text:list-item>
          </text:list>
        </text:list-item>
        <text:list-item>
          <text:p text:style-name="P59"><text:span text:style-name="T9">Idear:</text:span></text:p>
          <text:list>
            <text:list-item>
              <text:p text:style-name="P85">Brainstorming genera ideas como:</text:p>
              <text:list>
                <text:list-item>
                  <text:p text:style-name="P94">Código QR en libros para escanear y reservar.</text:p>
                </text:list-item>
                <text:list-item>
                  <text:p text:style-name="P94">Notificación push cuando el libro esté disponible.</text:p>
                </text:list-item>
              </text:list>
            </text:list-item>
          </text:list>
        </text:list-item>
        <text:list-item>
          <text:p text:style-name="P59"><text:span text:style-name="T9">Prototipar:</text:span></text:p>
          <text:list>
            <text:list-item>
              <text:p text:style-name="P85">Wireframe en Figma con:</text:p>
              <text:list>
                <text:list-item>
                  <text:p text:style-name="P94">Barra de búsqueda prominente.</text:p>
                </text:list-item>
                <text:list-item>
                  <text:p text:style-name="P94">Estado del libro ("Disponible/Reservado").</text:p>
                </text:list-item>
                <text:list-item>
                  <text:p text:style-name="P94">Botón flotante "Reservar".</text:p>
                </text:list-item>
              </text:list>
            </text:list-item>
          </text:list>
        </text:list-item>
        <text:list-item>
          <text:p text:style-name="P59"><text:span text:style-name="T9">Testear:</text:span></text:p>
          <text:list>
            <text:list-item>
              <text:p text:style-name="P85">Feedback de usuarios:</text:p>
              <text:list>
                <text:list-item>
                  <text:p text:style-name="P94">"No veo el plazo de devolución" → Se añade un tooltip.</text:p>
                </text:list-item>
                <text:list-item>
                  <text:p text:style-name="P94"><text:soft-page-break/>"Quiero filtrar por género" → Se agrega filtro en V2.</text:p>
                </text:list-item>
              </text:list>
            </text:list-item>
          </text:list>
        </text:list-item>
      </text:list>
      <text:p text:style-name="Standard">Beneficios clave para el diseño de interfaces</text:p>
      <text:list xml:id="list3729478938" text:style-name="WWNum42">
        <text:list-item>
          <text:p text:style-name="P60">Reduce costos:**</text:p>
          <text:list>
            <text:list-item>
              <text:p text:style-name="P86">Corregir un error en prototipo cuesta un 90% menos que en desarrollo (IBM Design Study).</text:p>
            </text:list-item>
          </text:list>
        </text:list-item>
        <text:list-item>
          <text:p text:style-name="P60">Aumenta la adopción:</text:p>
          <text:list>
            <text:list-item>
              <text:p text:style-name="P86">Interfaces basadas en empatía tienen un 60% más de retención (Adobe Report).</text:p>
            </text:list-item>
          </text:list>
        </text:list-item>
        <text:list-item>
          <text:p text:style-name="P60">Fomenta la innovación:</text:p>
          <text:list>
            <text:list-item>
              <text:p text:style-name="P86">Soluciones como el scroll infinito (Pinterest) nacieron de observar usuarios.</text:p>
            </text:list-item>
          </text:list>
        </text:list-item>
      </text:list>
      <text:p text:style-name="Heading_20_1"><text:bookmark text:name="_i08ojv72o52f"/>5. ¿Cuándo usar Desing Thinking?</text:p>
      <text:p text:style-name="Standard"><text:span text:style-name="T9">¿Cuándo usar cada enfoque?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6"><text:span text:style-name="T9">Design Thinking</text:span></text:p>
          </table:table-cell>
          <table:table-cell table:style-name="Table6.B1" office:value-type="string">
            <text:p text:style-name="P26"><text:span text:style-name="T9">Enfoque tradicional</text:span></text:p>
          </table:table-cell>
        </table:table-row>
        <table:table-row table:style-name="Table6.2">
          <table:table-cell table:style-name="Table6.A1" office:value-type="string">
            <text:p text:style-name="P26">Proyectos innovadores (ej.: apps).</text:p>
          </table:table-cell>
          <table:table-cell table:style-name="Table6.B1" office:value-type="string">
            <text:p text:style-name="P26">Sistemas con regulaciones estrictas (ej.: banca).</text:p>
          </table:table-cell>
        </table:table-row>
        <table:table-row table:style-name="Table6.3">
          <table:table-cell table:style-name="Table6.A1" office:value-type="string">
            <text:p text:style-name="P26">Problemas ambiguos (ej.: mejorar UX).</text:p>
          </table:table-cell>
          <table:table-cell table:style-name="Table6.B1" office:value-type="string">
            <text:p text:style-name="P26">Requisitos claros y estables (ej.: migración de datos).</text:p>
          </table:table-cell>
        </table:table-row>
        <table:table-row table:style-name="Table6.2">
          <table:table-cell table:style-name="Table6.A1" office:value-type="string">
            <text:p text:style-name="P26">Equipos multidisciplinares.</text:p>
          </table:table-cell>
          <table:table-cell table:style-name="Table6.B1" office:value-type="string">
            <text:p text:style-name="P26">Equipos técnicos especializados.</text:p>
          </table:table-cell>
        </table:table-row>
      </table:table>
      <text:p text:style-name="Standard"/>
      <text:p text:style-name="Standard"><text:span text:style-name="T9">Ejemplo práctico: App de reservas de hotel</text:span></text:p>
      <text:p text:style-name="Standard"><text:span text:style-name="T9">Design Thinking:</text:span></text:p>
      <text:list xml:id="list3809393459" text:style-name="WWNum25">
        <text:list-item>
          <text:p text:style-name="P61">Empatizar: Observar que los usuarios comparan precios en 5 pestañas.</text:p>
        </text:list-item>
        <text:list-item>
          <text:p text:style-name="P61">Definir: "¿Cómo ayudar a viajeros a comparar hoteles sin cambiar de app?"</text:p>
        </text:list-item>
        <text:list-item>
          <text:p text:style-name="P61">Idear: Integrar un comparador visual con filtros táctiles.</text:p>
        </text:list-item>
      </text:list>
      <text:p text:style-name="Standard"><text:span text:style-name="T9">Enfoque tradicional:</text:span></text:p>
      <text:list xml:id="list370282833" text:style-name="WWNum16">
        <text:list-item>
          <text:p text:style-name="P62"><text:soft-page-break/>Requisito: "La app debe mostrar hoteles por precio y ubicación."</text:p>
        </text:list-item>
        <text:list-item>
          <text:p text:style-name="P62">Desarrollo: Lista tabular con columnas ordenables.</text:p>
        </text:list-item>
      </text:list>
      <text:p text:style-name="Standard"><text:span text:style-name="T9">Resultado:</text:span></text:p>
      <text:list xml:id="list1282832338" text:style-name="WWNum12">
        <text:list-item>
          <text:p text:style-name="P63">DT genera una interfaz más intuitiva (arrastrar tarjetas para comparar).</text:p>
        </text:list-item>
        <text:list-item>
          <text:p text:style-name="P63">Enfoque tradicional cumple con funcionalidad básica, pero menos innovadora.</text:p>
        </text:list-item>
      </text:list>
      <text:p text:style-name="Standard"><text:span text:style-name="T9">Conclusión</text:span></text:p>
      <text:list xml:id="list2521853015" text:style-name="WWNum43">
        <text:list-item>
          <text:p text:style-name="P64">Elige Design Thinking si buscas innovación, empatía con usuarios y flexibilidad.</text:p>
        </text:list-item>
        <text:list-item>
          <text:p text:style-name="P64">Opta por metodologías tradicionales cuando los requisitos son fijos y el riesgo de error debe minimizarse.</text:p>
        </text:list-item>
      </text:list>
      <text:p text:style-name="P92"><text:span text:style-name="T8"><text:s/>📖 </text:span><text:span text:style-name="T9">Importante</text:span>: El Design Thinking diseña lo correcto; los métodos tradicionales lo diseñan correctamente.</text:p>
      <text:p text:style-name="Heading_20_1"><text:bookmark text:name="_8z2ekcbv6d0k"/>6. Recursos recomendados</text:p>
      <text:p text:style-name="Standard"><text:span text:style-name="T9">📚 Libros</text:span></text:p>
      <text:list xml:id="list2013543109" text:style-name="WWNum7">
        <text:list-item>
          <text:p text:style-name="P65">"Design Thinking for Strategic Innovation" – Idris Mootee</text:p>
        </text:list-item>
        <text:list-item>
          <text:p text:style-name="P65">"The Design Thinking Playbook" – Michael Lewrick, Patrick Link, Larry Leifer</text:p>
        </text:list-item>
        <text:list-item>
          <text:p text:style-name="P65">"Change by Design" – Tim Brown</text:p>
        </text:list-item>
      </text:list>
      <text:p text:style-name="Standard"><text:span text:style-name="T9">🎓 Cursos Online</text:span></text:p>
      <text:list xml:id="list2133052622" text:style-name="WWNum32">
        <text:list-item>
          <text:p text:style-name="P66">"Design Thinking for Innovation" – Universidad de Virginia (Coursera)</text:p>
          <text:list>
            <text:list-item>
              <text:p text:style-name="P87"><text:a xlink:type="simple" xlink:href="https://www.coursera.org/learn/uva-darden-design-thinking-innovation" text:style-name="ListLabel_20_397" text:visited-style-name="ListLabel_20_397"><text:span text:style-name="T17">https://www.coursera.org/learn/uva-darden-design-thinking-innovation</text:span></text:a></text:p>
            </text:list-item>
          </text:list>
        </text:list-item>
        <text:list-item>
          <text:p text:style-name="P66">"Design Thinking Fundamentals" – Acumen Academy</text:p>
          <text:list>
            <text:list-item>
              <text:p text:style-name="P87"><text:a xlink:type="simple" xlink:href="https://acumenacademy.org/course/design-thinking/" text:style-name="ListLabel_20_397" text:visited-style-name="ListLabel_20_397"><text:span text:style-name="T17">https://acumenacademy.org/course/design-thinking/</text:span></text:a></text:p>
            </text:list-item>
          </text:list>
        </text:list-item>
        <text:list-item>
          <text:p text:style-name="P66">"Introduction to Design Thinking" – IDEO U</text:p>
          <text:list>
            <text:list-item>
              <text:p text:style-name="P87"><text:a xlink:type="simple" xlink:href="https://www.ideou.com/products/introduction-to-design-thinking" text:style-name="ListLabel_20_397" text:visited-style-name="ListLabel_20_397"><text:span text:style-name="T17">https://www.ideou.com/products/introduction-to-design-thinking</text:span></text:a></text:p>
            </text:list-item>
          </text:list>
        </text:list-item>
      </text:list>
      <text:p text:style-name="Standard"><text:soft-page-break/><text:span text:style-name="T9">🛠 Herramientas Prácticas</text:span></text:p>
      <text:list xml:id="list907025394" text:style-name="WWNum24">
        <text:list-item>
          <text:p text:style-name="P67">Kit de Herramientas de Design Thinking – Stanford d.school (Gratis)</text:p>
          <text:list>
            <text:list-item>
              <text:p text:style-name="P88"><text:s/><text:a xlink:type="simple" xlink:href="https://dschool.stanford.edu/resources" text:style-name="ListLabel_20_397" text:visited-style-name="ListLabel_20_397"><text:span text:style-name="T17">https://dschool.stanford.edu/resources</text:span></text:a></text:p>
            </text:list-item>
          </text:list>
        </text:list-item>
        <text:list-item>
          <text:p text:style-name="P67">Plantillas para Mapa de Empatía y User Journey (Miro)</text:p>
          <text:list>
            <text:list-item>
              <text:p text:style-name="P88"><text:a xlink:type="simple" xlink:href="https://miro.com/templates/design-thinking/" text:style-name="ListLabel_20_397" text:visited-style-name="ListLabel_20_397"><text:span text:style-name="T17">https://miro.com/templates/design-thinking/</text:span></text:a></text:p>
            </text:list-item>
          </text:list>
        </text:list-item>
        <text:list-item>
          <text:p text:style-name="P67">Guía de Prototipado Rápido (Figma)</text:p>
          <text:list>
            <text:list-item>
              <text:p text:style-name="P88"><text:a xlink:type="simple" xlink:href="https://www.figma.com/design-thinking/" text:style-name="ListLabel_20_397" text:visited-style-name="ListLabel_20_397"><text:span text:style-name="T17">https://www.figma.com/design-thinking/</text:span></text:a></text:p>
            </text:list-item>
          </text:list>
        </text:list-item>
      </text:list>
      <text:p text:style-name="Standard"><text:span text:style-name="T9">📽 Videos y Charlas Inspiradoras</text:span></text:p>
      <text:list xml:id="list3537441129" text:style-name="WWNum13">
        <text:list-item>
          <text:p text:style-name="P68">"The Power of Design Thinking" – Tim Brown (TED Talk)</text:p>
          <text:list>
            <text:list-item>
              <text:p text:style-name="P89"><text:a xlink:type="simple" xlink:href="https://www.ted.com/talks/tim_brown_designers_think_big" text:style-name="ListLabel_20_397" text:visited-style-name="ListLabel_20_397"><text:span text:style-name="T17">https://www.ted.com/talks/tim_brown_designers_think_big</text:span></text:a></text:p>
            </text:list-item>
          </text:list>
        </text:list-item>
        <text:list-item>
          <text:p text:style-name="P68">"Design Thinking en 90 Segundos" – IDEO</text:p>
          <text:list>
            <text:list-item>
              <text:p text:style-name="P89"><text:a xlink:type="simple" xlink:href="https://www.youtube.com/watch?v=zaBVa4MxrJI" text:style-name="ListLabel_20_397" text:visited-style-name="ListLabel_20_397"><text:span text:style-name="T17">https://www.youtube.com/watch?v=zaBVa4MxrJI</text:span></text:a></text:p>
            </text:list-item>
          </text:list>
        </text:list-item>
        <text:list-item>
          <text:p text:style-name="P68">"Cómo Apple, Airbnb y Spotify usan Design Thinking" (Case Studies)</text:p>
          <text:list>
            <text:list-item>
              <text:p text:style-name="P89"><text:a xlink:type="simple" xlink:href="https://www.ideou.com/blogs/inspiration/how-apple-airbnb-and-spotify-use-design-thinking" text:style-name="ListLabel_20_397" text:visited-style-name="ListLabel_20_397"><text:span text:style-name="T17">https://www.ideou.com/blogs/inspiration/how-apple-airbnb-and-spotify-use-design-thinking</text:span></text:a></text:p>
            </text:list-item>
          </text:list>
        </text:list-item>
      </text:list>
      <text:p text:style-name="Standard"><text:span text:style-name="T9">📌 Blogs y Comunidades</text:span></text:p>
      <text:list xml:id="list1908747251" text:style-name="WWNum36">
        <text:list-item>
          <text:p text:style-name="P69">Blog de IDEO sobre Innovación</text:p>
          <text:list>
            <text:list-item>
              <text:p text:style-name="P90"><text:a xlink:type="simple" xlink:href="https://www.ideou.com/blogs/inspiration" text:style-name="ListLabel_20_397" text:visited-style-name="ListLabel_20_397"><text:span text:style-name="T17">https://www.ideou.com/blogs/inspiration</text:span></text:a></text:p>
            </text:list-item>
          </text:list>
        </text:list-item>
        <text:list-item>
          <text:p text:style-name="P69">Comunidad de Design Thinking en LinkedIn</text:p>
          <text:list>
            <text:list-item>
              <text:p text:style-name="P90"><text:a xlink:type="simple" xlink:href="https://www.linkedin.com/groups/25827/" text:style-name="ListLabel_20_397" text:visited-style-name="ListLabel_20_397"><text:span text:style-name="T17">https://www.linkedin.com/groups/25827/</text:span></text:a></text:p>
            </text:list-item>
          </text:list>
        </text:list-item>
        <text:list-item>
          <text:p text:style-name="P69">Artículos en Medium sobre DT</text:p>
          <text:list>
            <text:list-item>
              <text:p text:style-name="P90"><text:a xlink:type="simple" xlink:href="https://medium.com/tag/design-thinking" text:style-name="ListLabel_20_397" text:visited-style-name="ListLabel_20_397"><text:span text:style-name="T17">https://medium.com/tag/design-thinking</text:span></text:a></text:p>
            </text:list-item>
          </text:list>
        </text:list-item>
      </text:list>
      <text:p text:style-name="Standard"><text:soft-page-break/><text:span text:style-name="T9">🔍 Kit de Inicio Rápido</text:span></text:p>
      <text:list xml:id="list788280668" text:style-name="WWNum1">
        <text:list-item>
          <text:p text:style-name="P70">Descarga el PDF gratuito de la universidad de Stanford con ejercicios prácticos:</text:p>
          <text:list>
            <text:list-item>
              <text:p text:style-name="P91"><text:a xlink:type="simple" xlink:href="https://static1.squarespace.com/static/57c6b79629687fde090a0fdd/t/5b19b2f2aa4a99e99b26b6bb/1528410876119/dschool_bootleg_deck_2018_final_sm.pdf" text:style-name="ListLabel_20_397" text:visited-style-name="ListLabel_20_397"><text:span text:style-name="T17">https://static1.squarespace.com/static/57c6b79629687fde090a0fdd/t/5b19b2f2aa4a99e99b26b6bb/1528410876119/dschool_bootleg_deck_2018_final_sm.pdf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font-name="Calibri" fo:font-family="Calibri" style:font-family-generic="roman" style:font-pitch="variable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8" style:display-name="ListLabel 1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0" style:display-name="ListLabel 20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9" style:display-name="ListLabel 2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27" style:display-name="ListLabel 22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45" style:display-name="ListLabel 24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3" style:display-name="ListLabel 2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72" style:display-name="ListLabel 27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81" style:display-name="ListLabel 2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0" style:display-name="ListLabel 29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17" style:display-name="ListLabel 31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6" style:display-name="ListLabel 326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62" style:display-name="ListLabel 36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63" style:display-name="ListLabel 3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71" style:display-name="ListLabel 37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9" style:display-name="ListLabel 38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0" style:display-name="ListLabel 39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97" style:display-name="ListLabel 39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0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0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0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6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6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7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7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7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8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8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8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style:num-suffix="." style:num-format="1" text:start-value="1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1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2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2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2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3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36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6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6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7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7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7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39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9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9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9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2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03 - Introducción al Design Thinking</text:span></text:p>
      </style:header>
      <style:footer>
        <text:p text:style-name="MP4"><text:span text:style-name="MT1">CFGS DAM<text:tab/><text:tab/>Unidad 03 - Página </text:span><text:page-number text:select-page="current">17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4" meta:object-count="0" meta:page-count="17" meta:paragraph-count="355" meta:word-count="2675" meta:character-count="17317" meta:non-whitespace-character-count="15147"/>
    <meta:generator>LibreOfficeDev/6.0.5.2$Linux_X86_64 LibreOffice_project/</meta:generator>
  </office:meta>
</office:document-meta>
</file>